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938in"/>
    </style:style>
    <style:style style:name="Table1.B" style:family="table-column">
      <style:table-column-properties style:column-width="5.0313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6069in"/>
    </style:style>
    <style:style style:name="Table2.B" style:family="table-column">
      <style:table-column-properties style:column-width="4.3181in"/>
    </style:style>
    <style:style style:name="Table2.A1" style:family="table-cell">
      <style:table-cell-properties style:vertical-align="middle" fo:padding="0in" fo:border="none"/>
    </style:style>
    <style:style style:name="Table2.B1" style:family="table-cell">
      <style:table-cell-properties fo:padding="0.0194in" fo:border="none"/>
    </style:style>
    <style:style style:name="P1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style:line-height-at-least="0.2083in"/>
      <style:text-properties fo:color="#6a737d" style:font-name="SFMono-Regular" fo:font-size="9pt"/>
    </style:style>
    <style:style style:name="T1" style:family="text">
      <style:text-properties fo:color="#6f42c1"/>
    </style:style>
    <style:style style:name="T2" style:family="text">
      <style:text-properties fo:color="#d73a49"/>
    </style:style>
    <style:style style:name="T3" style:family="text">
      <style:text-properties fo:color="#032f62"/>
    </style:style>
    <style:style style:name="T4" style:family="text">
      <style:text-properties fo:color="#005cc5"/>
    </style:style>
    <style:style style:name="T5" style:family="text">
      <style:text-properties fo:color="#228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bookmark text:name="LC86"/><text:span text:style-name="T1">$</text:span>(document).<text:span text:style-name="T1">ready</text:span>(<text:span text:style-name="T2">function</text:span>(){<text:bookmark text:name="L87"/>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<text:bookmark text:name="LC87"/></text:p>
          </table:table-cell>
          <table:table-cell table:style-name="Table1.A1" office:value-type="string">
            <text:p text:style-name="P1"><text:span text:style-name="T1">$</text:span>(<text:span text:style-name="T3">"form#form34A"</text:span>).<text:span text:style-name="T1">submit</text:span>(<text:span text:style-name="T2">function</text:span>(event){<text:bookmark text:name="L88"/></text:p>
          </table:table-cell>
        </table:table-row>
        <table:table-row>
          <table:table-cell table:style-name="Table1.A1" office:value-type="string">
            <text:p text:style-name="P2"><text:bookmark text:name="LC88"/></text:p>
          </table:table-cell>
          <table:table-cell table:style-name="Table1.A1" office:value-type="string">
            <text:p text:style-name="P3">// event.preventDefault();<text:bookmark text:name="L89"/></text:p>
          </table:table-cell>
        </table:table-row>
        <table:table-row>
          <table:table-cell table:style-name="Table1.A1" office:value-type="string">
            <text:p text:style-name="P2"><text:bookmark text:name="LC89"/></text:p>
          </table:table-cell>
          <table:table-cell table:style-name="Table1.A1" office:value-type="string">
            <text:p text:style-name="P1"><text:span text:style-name="T2">var</text:span> name <text:span text:style-name="T4">=</text:span> <text:span text:style-name="T1">$</text:span>(<text:span text:style-name="T3">"input#MERGE1"</text:span>).<text:span text:style-name="T1">val</text:span>();<text:bookmark text:name="L90"/></text:p>
          </table:table-cell>
        </table:table-row>
        <table:table-row>
          <table:table-cell table:style-name="Table1.A1" office:value-type="string">
            <text:p text:style-name="P2"><text:bookmark text:name="LC90"/></text:p>
          </table:table-cell>
          <table:table-cell table:style-name="Table1.A1" office:value-type="string">
            <text:p text:style-name="P1"><text:span text:style-name="T2">var</text:span> email <text:span text:style-name="T4">=</text:span> <text:span text:style-name="T1">$</text:span>(<text:span text:style-name="T3">"input#MERGE0"</text:span>).<text:span text:style-name="T1">val</text:span>();<text:bookmark text:name="L91"/></text:p>
          </table:table-cell>
        </table:table-row>
        <table:table-row>
          <table:table-cell table:style-name="Table1.A1" office:value-type="string">
            <text:p text:style-name="P2"><text:bookmark text:name="LC91"/></text:p>
          </table:table-cell>
          <table:table-cell table:style-name="Table1.A1" office:value-type="string">
            <text:p text:style-name="P1"><text:span text:style-name="T2">var</text:span> message <text:span text:style-name="T4">=</text:span> <text:span text:style-name="T1">$</text:span>(<text:span text:style-name="T3">"textarea#comment"</text:span>).<text:span text:style-name="T1">val</text:span>();<text:bookmark text:name="L92"/></text:p>
          </table:table-cell>
        </table:table-row>
        <table:table-row>
          <table:table-cell table:style-name="Table1.A1" office:value-type="string">
            <text:p text:style-name="P2"><text:bookmark text:name="LC92"/></text:p>
          </table:table-cell>
          <table:table-cell table:style-name="Table1.A1" office:value-type="string">
            <text:p text:style-name="P1"><text:span text:style-name="T2">if</text:span> (<text:span text:style-name="T1">$</text:span>(<text:span text:style-name="T3">"input#MERGE1"</text:span>).<text:span text:style-name="T1">val</text:span>() <text:span text:style-name="T4">&amp;&amp;</text:span> <text:span text:style-name="T1">$</text:span>(<text:span text:style-name="T3">"input#MERGE0"</text:span>).<text:span text:style-name="T1">val</text:span>()){<text:bookmark text:name="L93"/></text:p>
          </table:table-cell>
        </table:table-row>
        <table:table-row>
          <table:table-cell table:style-name="Table1.A1" office:value-type="string">
            <text:p text:style-name="P2"><text:bookmark text:name="LC93"/></text:p>
          </table:table-cell>
          <table:table-cell table:style-name="Table1.A1" office:value-type="string">
            <text:p text:style-name="P1"><text:span text:style-name="T1">alert</text:span> (name <text:span text:style-name="T4">+</text:span> <text:span text:style-name="T3">", we have received your message. Thank you for reaching out to us."</text:span>);<text:bookmark text:name="L94"/></text:p>
          </table:table-cell>
        </table:table-row>
        <table:table-row>
          <table:table-cell table:style-name="Table1.A1" office:value-type="string">
            <text:p text:style-name="P2"><text:bookmark text:name="LC94"/></text:p>
          </table:table-cell>
          <table:table-cell table:style-name="Table1.A1" office:value-type="string">
            <text:p text:style-name="P1">}<text:bookmark text:name="L95"/></text:p>
          </table:table-cell>
        </table:table-row>
        <table:table-row>
          <table:table-cell table:style-name="Table1.A1" office:value-type="string">
            <text:p text:style-name="P2"><text:bookmark text:name="LC95"/></text:p>
          </table:table-cell>
          <table:table-cell table:style-name="Table1.A1" office:value-type="string">
            <text:p text:style-name="P1"><text:span text:style-name="T2">else</text:span> {<text:bookmark text:name="L96"/></text:p>
          </table:table-cell>
        </table:table-row>
        <table:table-row>
          <table:table-cell table:style-name="Table1.A1" office:value-type="string">
            <text:p text:style-name="P2"><text:bookmark text:name="LC96"/></text:p>
          </table:table-cell>
          <table:table-cell table:style-name="Table1.A1" office:value-type="string">
            <text:p text:style-name="P1"><text:span text:style-name="T1">alert</text:span>(<text:span text:style-name="T3">"Please enter your name and email!"</text:span>);<text:bookmark text:name="L97"/></text:p>
          </table:table-cell>
        </table:table-row>
        <table:table-row>
          <table:table-cell table:style-name="Table1.A1" office:value-type="string">
            <text:p text:style-name="P2"><text:bookmark text:name="LC97"/></text:p>
          </table:table-cell>
          <table:table-cell table:style-name="Table1.A1" office:value-type="string">
            <text:p text:style-name="P1">}<text:bookmark text:name="L98"/></text:p>
          </table:table-cell>
        </table:table-row>
        <table:table-row>
          <table:table-cell table:style-name="Table1.A1" office:value-type="string">
            <text:p text:style-name="P2"><text:bookmark text:name="LC98"/></text:p>
          </table:table-cell>
          <table:table-cell table:style-name="Table1.A1" office:value-type="string">
            <text:p text:style-name="P2"><text:bookmark text:name="L99"/></text:p>
          </table:table-cell>
        </table:table-row>
        <table:table-row>
          <table:table-cell table:style-name="Table1.A1" office:value-type="string">
            <text:p text:style-name="P2"><text:bookmark text:name="LC99"/></text:p>
          </table:table-cell>
          <table:table-cell table:style-name="Table1.A1" office:value-type="string">
            <text:p text:style-name="P1">});<text:bookmark text:name="L100"/></text:p>
          </table:table-cell>
        </table:table-row>
        <table:table-row>
          <table:table-cell table:style-name="Table1.A1" office:value-type="string">
            <text:p text:style-name="P2"><text:bookmark text:name="LC100"/></text:p>
          </table:table-cell>
          <table:table-cell table:style-name="Table1.A1" office:value-type="string">
            <text:p text:style-name="P2"><text:bookmark text:name="L101"/></text:p>
          </table:table-cell>
        </table:table-row>
        <table:table-row>
          <table:table-cell table:style-name="Table1.A1" office:value-type="string">
            <text:p text:style-name="P2"><text:bookmark text:name="LC101"/></text:p>
          </table:table-cell>
          <table:table-cell table:style-name="Table1.A1" office:value-type="string">
            <text:p text:style-name="P1">});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bookmark text:name="LC118"/>&lt;<text:span text:style-name="T5">form</text:span> <text:span text:style-name="T4">id</text:span>="<text:span text:style-name="T3">form34A</text:span>" <text:span text:style-name="T4">action</text:span>="<text:span text:style-name="T3">https://gmail.us3.list-manage.com/subscribe/post</text:span>" <text:span text:style-name="T4">method</text:span>="<text:span text:style-name="T3">POST</text:span>"&gt;<text:bookmark text:name="L119"/></text:p>
          </table:table-cell>
          <table:table-cell table:style-name="Table2.B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<text:bookmark text:name="LC119"/></text:p>
          </table:table-cell>
          <table:table-cell table:style-name="Table2.A1" office:value-type="string">
            <text:p text:style-name="P1">&lt;<text:span text:style-name="T5">input</text:span> <text:span text:style-name="T4">type</text:span>="<text:span text:style-name="T3">hidden</text:span>" <text:span text:style-name="T4">name</text:span>="<text:span text:style-name="T3">u</text:span>" <text:span text:style-name="T4">value</text:span>="<text:span text:style-name="T3">e71bed4d6ae5a7c984dfe28b0</text:span>"&gt;<text:bookmark text:name="L120"/></text:p>
          </table:table-cell>
        </table:table-row>
        <table:table-row>
          <table:table-cell table:style-name="Table2.A1" office:value-type="string">
            <text:p text:style-name="P2"><text:bookmark text:name="LC120"/></text:p>
          </table:table-cell>
          <table:table-cell table:style-name="Table2.A1" office:value-type="string">
            <text:p text:style-name="P1">&lt;<text:span text:style-name="T5">input</text:span> <text:span text:style-name="T4">type</text:span>="<text:span text:style-name="T3">hidden</text:span>" <text:span text:style-name="T4">name</text:span>="<text:span text:style-name="T3">id</text:span>" <text:span text:style-name="T4">value</text:span>="<text:span text:style-name="T3">dbf7e27685</text:span>"&gt;<text:bookmark text:name="L121"/></text:p>
          </table:table-cell>
        </table:table-row>
        <table:table-row>
          <table:table-cell table:style-name="Table2.A1" office:value-type="string">
            <text:p text:style-name="P2"><text:bookmark text:name="LC121"/></text:p>
          </table:table-cell>
          <table:table-cell table:style-name="Table2.A1" office:value-type="string">
            <text:p text:style-name="P1">&lt;<text:span text:style-name="T5">div</text:span> <text:span text:style-name="T4">class</text:span>="<text:span text:style-name="T3">form-group form-inline</text:span>"&gt;<text:bookmark text:name="L122"/></text:p>
          </table:table-cell>
        </table:table-row>
        <table:table-row>
          <table:table-cell table:style-name="Table2.A1" office:value-type="string">
            <text:p text:style-name="P2"><text:bookmark text:name="LC122"/></text:p>
          </table:table-cell>
          <table:table-cell table:style-name="Table2.A1" office:value-type="string">
            <text:p text:style-name="P1">&lt;<text:span text:style-name="T5">input</text:span> <text:span text:style-name="T4">type</text:span>="<text:span text:style-name="T3">text</text:span>" <text:span text:style-name="T4">class</text:span>="<text:span text:style-name="T3">form-control</text:span>" <text:span text:style-name="T4">placeholder</text:span> = "<text:span text:style-name="T3">Name....</text:span>" <text:span text:style-name="T4">name</text:span>="<text:span text:style-name="T3">MERGE1</text:span>" <text:span text:style-name="T4">id</text:span>="<text:span text:style-name="T3">MERGE1</text:span>" <text:span text:style-name="T4">size</text:span>="<text:span text:style-name="T3">25</text:span>" <text:span text:style-name="T4">value</text:span>=""&gt;<text:bookmark text:name="L123"/></text:p>
          </table:table-cell>
        </table:table-row>
        <table:table-row>
          <table:table-cell table:style-name="Table2.A1" office:value-type="string">
            <text:p text:style-name="P2"><text:bookmark text:name="LC123"/></text:p>
          </table:table-cell>
          <table:table-cell table:style-name="Table2.A1" office:value-type="string">
            <text:p text:style-name="P1">&lt;<text:span text:style-name="T5">input</text:span> <text:span text:style-name="T4">type</text:span>="<text:span text:style-name="T3">email</text:span>" <text:span text:style-name="T4">class</text:span>="<text:span text:style-name="T3">form-control</text:span>" <text:span text:style-name="T4">placeholder</text:span> = "<text:span text:style-name="T3">Email....</text:span>" <text:span text:style-name="T4">autocapitalize</text:span>="<text:span text:style-name="T3">off</text:span>" <text:span text:style-name="T4">autocorrect</text:span>="<text:span text:style-name="T3">off</text:span>" <text:span text:style-name="T4">name</text:span>="<text:span text:style-name="T3">MERGE0</text:span>" <text:span text:style-name="T4">id</text:span>="<text:span text:style-name="T3">MERGE0</text:span>" <text:span text:style-name="T4">size</text:span>="<text:span text:style-name="T3">25</text:span>" <text:span text:style-name="T4">value</text:span>=""&gt;<text:bookmark text:name="L124"/></text:p>
          </table:table-cell>
        </table:table-row>
        <table:table-row>
          <table:table-cell table:style-name="Table2.A1" office:value-type="string">
            <text:p text:style-name="P2"><text:bookmark text:name="LC124"/></text:p>
          </table:table-cell>
          <table:table-cell table:style-name="Table2.A1" office:value-type="string">
            <text:p text:style-name="P1">&lt;/<text:span text:style-name="T5">div</text:span>&gt;<text:bookmark text:name="L125"/></text:p>
          </table:table-cell>
        </table:table-row>
        <table:table-row>
          <table:table-cell table:style-name="Table2.A1" office:value-type="string">
            <text:p text:style-name="P2"><text:bookmark text:name="LC125"/></text:p>
          </table:table-cell>
          <table:table-cell table:style-name="Table2.A1" office:value-type="string">
            <text:p text:style-name="P1">&lt;<text:span text:style-name="T5">div</text:span> <text:span text:style-name="T4">class</text:span>="<text:span text:style-name="T3">form-group</text:span>"&gt;<text:bookmark text:name="L126"/></text:p>
          </table:table-cell>
        </table:table-row>
        <table:table-row>
          <table:table-cell table:style-name="Table2.A1" office:value-type="string">
            <text:p text:style-name="P2"><text:bookmark text:name="LC126"/></text:p>
          </table:table-cell>
          <table:table-cell table:style-name="Table2.A1" office:value-type="string">
            <text:p text:style-name="P1">&lt;<text:span text:style-name="T5">textarea</text:span> <text:span text:style-name="T4">class</text:span>="<text:span text:style-name="T3">form-control</text:span>" <text:span text:style-name="T4">rows</text:span>="<text:span text:style-name="T3">8</text:span>" <text:span text:style-name="T4">id</text:span>="<text:span text:style-name="T3">comment</text:span>" <text:span text:style-name="T4">placeholder</text:span> = "<text:span text:style-name="T3">Your message here....</text:span>"&gt;&lt;/<text:span text:style-name="T5">textarea</text:span>&gt;<text:bookmark text:name="L127"/></text:p>
          </table:table-cell>
        </table:table-row>
        <table:table-row>
          <table:table-cell table:style-name="Table2.A1" office:value-type="string">
            <text:p text:style-name="P2"><text:bookmark text:name="LC127"/></text:p>
          </table:table-cell>
          <table:table-cell table:style-name="Table2.A1" office:value-type="string">
            <text:p text:style-name="P1">&lt;/<text:span text:style-name="T5">div</text:span>&gt;<text:bookmark text:name="L128"/></text:p>
          </table:table-cell>
        </table:table-row>
        <table:table-row>
          <table:table-cell table:style-name="Table2.A1" office:value-type="string">
            <text:p text:style-name="P2"><text:bookmark text:name="LC128"/></text:p>
          </table:table-cell>
          <table:table-cell table:style-name="Table2.A1" office:value-type="string">
            <text:p text:style-name="P1">&lt;<text:span text:style-name="T5">button</text:span> <text:span text:style-name="T4">type</text:span>="<text:span text:style-name="T3">submit</text:span>" <text:span text:style-name="T4">class</text:span>="<text:span text:style-name="T3">btn btn-primary col-md-1</text:span>"&gt;Submit&lt;/<text:span text:style-name="T5">button</text:span>&gt;<text:bookmark text:name="L129"/></text:p>
          </table:table-cell>
        </table:table-row>
        <table:table-row>
          <table:table-cell table:style-name="Table2.A1" office:value-type="string">
            <text:p text:style-name="P2"><text:bookmark text:name="LC129"/></text:p>
          </table:table-cell>
          <table:table-cell table:style-name="Table2.A1" office:value-type="string">
            <text:p text:style-name="P1">&lt;/<text:span text:style-name="T5">form</text:span>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3:23:25.126691918</meta:creation-date>
    <dc:date>2020-02-20T23:24:26.953188072</dc:date>
    <meta:editing-duration>PT1M2S</meta:editing-duration>
    <meta:editing-cycles>2</meta:editing-cycles>
    <meta:generator>LibreOffice/6.2.7.1$Linux_X86_64 LibreOffice_project/20$Build-1</meta:generator>
    <meta:document-statistic meta:table-count="2" meta:image-count="0" meta:object-count="0" meta:page-count="1" meta:paragraph-count="26" meta:word-count="104" meta:character-count="1123" meta:non-whitespace-character-count="1045"/>
  </office:meta>
</office:document-meta>
</file>